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  <style:text-properties fo:language="en" fo:country="US"/>
    </style:style>
    <style:style style:name="P5" style:parent-style-name="Standard" style:family="paragraph">
      <style:paragraph-properties fo:text-align="justify"/>
      <style:text-properties fo:language="en" fo:country="US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list-style-name="LFO1" style:family="paragraph">
      <style:paragraph-properties fo:text-align="justify"/>
    </style:style>
    <style:style style:name="P13" style:parent-style-name="Standard" style:list-style-name="LFO1" style:family="paragraph">
      <style:paragraph-properties fo:text-align="justify"/>
    </style:style>
    <style:style style:name="P14" style:parent-style-name="Standard" style:list-style-name="LFO1" style:family="paragraph">
      <style:paragraph-properties fo:text-align="justify"/>
    </style:style>
    <style:style style:name="P15" style:parent-style-name="Standard" style:list-style-name="LFO1" style:family="paragraph">
      <style:paragraph-properties fo:text-align="justify"/>
    </style:style>
    <style:style style:name="P16" style:parent-style-name="Standard" style:list-style-name="LFO1" style:family="paragraph">
      <style:paragraph-properties fo:text-align="justify"/>
    </style:style>
    <style:style style:name="P17" style:parent-style-name="Standard" style:list-style-name="LFO1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</office:automatic-styles>
  <office:body>
    <office:text text:use-soft-page-breaks="true">
      <text:p text:style-name="P1">Obsługa świateł na skrzyżowaniach (zielona fala)</text:p>
      <text:p text:style-name="P2"/>
      <text:p text:style-name="P3">Wykonali: Fryderyk Muras, Łukasz Gosek III rok informatyka</text:p>
      <text:p text:style-name="P4">Email: …, lgosek@student.agh.edu.pl</text:p>
      <text:p text:style-name="P5"/>
      <text:p text:style-name="P6">Cel programu:</text:p>
      <text:p text:style-name="P7">Celem programu jest sterowanie światłami na trzech skrzyżowaniach w sposób<text:s/>zapewniający występowanie zielonej fali na drodze o największym natężeniu ruchu. Ponadto prezentowana jest liczba samochodów oczekujących na przejazd na każdym ze skrzyżowań. Całość programu utrzymana jest w konwencji współbieżnej.</text:p>
      <text:p text:style-name="P8"/>
      <text:p text:style-name="P9">Opis i schemat struktury zadaniowej:</text:p>
      <text:p text:style-name="P10">Struktura programu opiera się na lekkich procesach Erlanga, które komunikują się ze sobą poprzez wiadomości. Program składa się z następujących procesów:</text:p>
      <text:list text:style-name="LFO1" text:continue-numbering="true">
        <text:list-item>
          <text:p text:style-name="P11">main – główny proces odpowiadający za całość symulacji</text:p>
        </text:list-item>
        <text:list-item>
          <text:p text:style-name="P12">keyboardListener – proces obsługujący klawiaturę, odczytuje komendy użytkownika</text:p>
        </text:list-item>
        <text:list-item>
          <text:p text:style-name="P13">intersectionModel – proces modelujący jedno skrzyżowanie</text:p>
        </text:list-item>
        <text:list-item>
          <text:p text:style-name="P14">lightsPair – proces modelujący parę sygnalizatorów położonych na przeciwległych drogach na skrzyżowaniu</text:p>
        </text:list-item>
        <text:list-item>
          <text:p text:style-name="P15">counter – proces obsługujący kolejkę samochodów do skrzyżowania oraz zliczający samochody, które przez skrzyżowanie przejechały</text:p>
        </text:list-item>
        <text:list-item>
          <text:p text:style-name="P16">shifter – proces zarządzający przejściami samochodów pomiędzy skrzyżowaniami</text:p>
        </text:list-item>
        <text:list-item>
          <text:p text:style-name="P17">shiftcar – proces tworzony dla każdego samochodu, który zawieszony jest pomiędzy dwoma skrzyżowaniami<text:s/></text:p>
        </text:list-item>
      </text:list>
      <text:p text:style-name="P18">Proces main spawnuje proces keyboardListener oraz trzy (po jednym dla każdego skrzyżowania) procesy intersectionModel. Następnie każdy z nich spawnuje dwa procesy lightsPair<text:s/>oraz proces counter. W procesie symulacji, w odpowiednich odstępach czasu proces main wysyła do procesów intersectionModel wiadomości o konieczności przełączenia świateł, każdy z nich przesyła odpowiednie wiadomości do swoich procesów lightsPair.<text:s/>Jeżeli światło na skrzyżowaniu jest zielone, proces interectionModel przesyła odpowiednią wiadomość do swojego procesu counter. Jeżeli kolejki do danego skrzyżowania nie są puste, proces counter wysyła do procesu shifter wiadomość o przesunięciu samochodu i zmniejsza stan licznika odpowiedniej kolejki oraz zwiększa licznik główny, czyli ilość samochodów jakie przejechały przez skrzyżowanie.<text:s/>Proces shifter spawnuje proces shiftcar, który z odpowiednim opóźnieniem dodaje samochód do kolejki na odpowiednim skrzyżowaniu poprzez wysłanie wiadomości do procesu intersectionModel, który z kolei przysyła wiadomość do swojego procesu counter.<text:s/>Proces keyboardListener po odczytaniu znaku z klawiatury przesyła go w wiadomości do procesu main.</text:p>
      <text:p text:style-name="P19"/>
      <text:p text:style-name="P20">Instrukcja obsługi:</text:p>
      <text:p text:style-name="Standard">Program należy uruchamiać z poziomu shella Erlanga. Kompilacja modułu: c(lights). Uruchomienie procedury głównej rozpoczynającej symulację: lights:main(). Aby zakończyć działanie programu należy nacisnąć „q” i potwierdzić klawiszem Enter.</text:p>
      <text:p text:style-name="Standard"/>
      <text:p text:style-name="Standard">Możliwe rozszerzenia programu:</text:p>
      <text:p text:style-name="Standard">W stosunkowo łatwy<text:s/>sposób możliwe jest rozszerzenie programu o kolejne skrzyżowania na głównej drodze. Umożliwia to stworzenie uniwersalnego modelu skrzyżowania, który może być wykorzystany wielokrotnie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TML-wstępniesformatowany" style:display-name="HTML - wstępnie sformatowany" style:family="paragraph" style:parent-style-name="Normalny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 style:language-complex="ar" style:country-complex="SA" fo:hyphenate="tru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 style:language-complex="ar" style:country-complex="SA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yderyk Muras</dc:creator>
    <meta:creation-date>2019-01-12T13:51:00Z</meta:creation-date>
    <dc:date>2019-01-14T20:39:00Z</dc:date>
    <meta:template xlink:href="Normal.dotm" xlink:type="simple"/>
    <meta:editing-cycles>5</meta:editing-cycles>
    <meta:editing-duration>PT1980S</meta:editing-duration>
    <meta:document-statistic meta:page-count="1" meta:paragraph-count="5" meta:word-count="417" meta:character-count="2917" meta:row-count="20" meta:non-whitespace-character-count="2505"/>
  </office:meta>
</office:document-meta>
</file>